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8pt" fo:font-weight="bold" style:font-size-asian="58pt" style:font-weight-asian="bold" style:font-size-complex="5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5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58pt" style:font-style-asian="normal" style:font-weight-asian="bold" style:font-family-complex="Tahoma" style:font-family-generic-complex="system" style:font-pitch-complex="variable" style:font-size-complex="5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Twoje Imię,</text:span><text:span text:style-name="T1"><text:line-break/></text:span><text:span text:style-name="T1">Uwielbiam Twoje serce,</text:span><text:span text:style-name="T1"><text:line-break/></text:span><text:span text:style-name="T1">Uwielbiam Święte rany,</text:span><text:span text:style-name="T1"><text:line-break/></text:span><text:span text:style-name="T1">Zadane w krwawej mę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Twoją drogę</text:span><text:span text:style-name="T1"><text:line-break/></text:span><text:span text:style-name="T1">i z krzyża siedem słów,</text:span><text:span text:style-name="T1"><text:line-break/></text:span><text:span text:style-name="T1">sławię Twoją miłość</text:span><text:span text:style-name="T1"><text:line-break/></text:span><text:span text:style-name="T1">o Zbawco m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Przykład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6-03-21T19:33:06.82</dc:date>
    <meta:editing-cycles>5</meta:editing-cycles>
    <meta:editing-duration>PT3M54S</meta:editing-duration>
    <dc:creator>Woda Życia</dc:creator>
    <meta:document-statistic meta:object-count="27"/>
    <meta:user-defined meta:name="Informacja 1"/>
    <meta:user-defined meta:name="Informacja 2"/>
    <meta:user-defined meta:name="Informacja 3"/>
    <meta:user-defined meta:name="Informacja 4"/>
  </office:meta>
</office:document-meta>
</file>